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Negrito" svg:font-family="Times New Roman Negrito" style:font-family-generic="roman"/>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aprh_tit" style:master-page-name="MP0" style:family="paragraph">
      <style:paragraph-properties fo:break-before="page"/>
    </style:style>
    <style:style style:name="T2" style:parent-style-name="Tipodeletrapredefinidodoparágrafo" style:family="text">
      <style:text-properties style:text-position="super 65%"/>
    </style:style>
    <style:style style:name="T3" style:parent-style-name="Tipodeletrapredefinidodoparágrafo" style:family="text">
      <style:text-properties style:text-position="super 65%"/>
    </style:style>
    <style:style style:name="T4" style:parent-style-name="Tipodeletrapredefinidodoparágrafo" style:family="text">
      <style:text-properties style:text-position="super 65%"/>
    </style:style>
    <style:style style:name="T5" style:parent-style-name="Tipodeletrapredefinidodoparágrafo" style:family="text">
      <style:text-properties fo:font-style="italic" style:font-style-asian="italic"/>
    </style:style>
    <style:style style:name="T6" style:parent-style-name="Tipodeletrapredefinidodoparágrafo" style:family="text">
      <style:text-properties style:text-position="super 65%"/>
    </style:style>
    <style:style style:name="T7" style:parent-style-name="Tipodeletrapredefinidodoparágrafo" style:family="text">
      <style:text-properties fo:font-weight="bold" style:font-weight-asian="bold"/>
    </style:style>
  </office:automatic-styles>
  <office:body>
    <office:text text:use-soft-page-breaks="true">
      <text:p text:style-name="P1">Análise de Falhas na rede de Distribuição de Água a partir das variações do caudal e registos de intervenções</text:p>
      <text:p text:style-name="aprh_Autores">Francisco Ferreira<text:span text:style-name="T2">1</text:span>, Mateus Mendes<text:span text:style-name="T3">2</text:span>, Torres Farinha<text:span text:style-name="T4">3</text:span></text:p>
      <text:p text:style-name="aprh_moradas">1. ISEC, a2019113494@isec.pt</text:p>
      <text:p text:style-name="aprh_moradas">2. ISEC, mmendes@isec.pt</text:p>
      <text:p text:style-name="aprh_moradas">3. ISEC, tfarinha@isec.pt</text:p>
      <text:p text:style-name="aprh_resumo">RESUMO</text:p>
      <text:p text:style-name="aprh_txt"/>
      <text:p text:style-name="aprh_txt">As redes de distribuição de água potável são infraestruturas essenciais de gestão e transporte de um dos bens mais necessários à vida humana. As fugas de água das redes de distribuição constituem perdas enormes, tanto por causa dos custos de manutenção como pelo desperdício de água que normalmente ocorre. Este problema tem sido objeto de estudo através de diversas abordagens, umas mais avançadas, outras mais simples. Mas muitas fugas apenas acabam por ser diagnosticadas quando alguém deteta a presença da água à superfície. O uso de<text:s/><text:span text:style-name="T5">software</text:span><text:s/>de monitorização e análise de dados das redes permite uma abordagem económica, com modelos que podem estimar fugas o mais cedo possível e evitar maiores perdas. O uso de métodos de inteligência artificial permite melhorar ainda os resultados. A principal dificuldade, contudo, acaba por ser a pouca disponibilidade de dados existentes. A abordagem geral vista no estado da arte passa por avaliar comportamentos das medições, seja em caudal ou pressão, ou ambos.</text:p>
      <text:p text:style-name="aprh_txt">O presente projeto usa dados de uma zona da Região Centro de Portugal, de planície. Os dados são os de caudal e data, coordenadas e tipo de intervenções de manutenção efetuadas na tubagem. Os caudais correspondem a medições em m<text:span text:style-name="T6">3</text:span><text:s/>por hora. A resolução não é maior por razões de rendimento das baterias associadas aos sensores de medição. O intervalo em análise foi entre 2020 e 2022. Os dados estão a ser processados e analisados em python.</text:p>
      <text:p text:style-name="aprh_txt">As primeiras conclusões mostram o impacto da precipitação nas variações do caudal, bem como variações sazonais, semanais e diárias. O caudal tem um comportamento sazonal, com sobreposição de componentes diárias, semanais e anuais, salientando o aumento de verão, os aumentos semanais no final da semana, e também picos diários em hora de ponta. Há dados discrepantes que, entre outras causas, podem ser originados ou potenciados por roturas nas tubagens. O registo das intervenções de manutenção também permitiu tirar ilações a nível geográfico, designadamente dos locais onde há mais intervenções, os quais se centram nos grandes aglomerados das zonas mais densamente habitadas. As intervenções também revelaram ligação com o aumento sazonal do caudal, dando ênfase à relação entre ambos, bem como à taxa de variação acentuada em dias antes das intervenções. O projeto visa ainda aprofundar a análise entre intervenções e caudais, localizando variações propensas ao acontecimento de fugas ou padrões críticos, podendo assim servir para alertar as entidades responsáveis.</text:p>
      <text:p text:style-name="aprh_txt"/>
      <text:p text:style-name="aprh_pal_ch"><text:span text:style-name="T7">Palavras-Chave:</text:span><text:s/>Fugas de água; Inteligência Artificial; Rede Urbana de Distribuição de águ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Negrito" svg:font-family="Times New Roman Negrito" style:font-family-generic="roman"/>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PT" style:language-asian="pt" style:country-asian="PT"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Tipodeletrapredefinidodoparágrafo" style:display-name="Tipo de letra predefinido do parágrafo" style:family="text"/>
    <style:style style:name="Standard" style:display-name="Standard" style:family="paragraph">
      <style:text-properties fo:hyphenate="true"/>
    </style:style>
    <style:style style:name="Legenda" style:display-name="Legenda" style:family="paragraph" style:parent-style-name="Normal" style:next-style-name="Normal" style:auto-update="true">
      <style:paragraph-properties fo:text-align="center" fo:margin-top="0.0833in" fo:margin-bottom="0.3333in"/>
      <style:text-properties style:font-weight-complex="bold" fo:hyphenate="false"/>
    </style:style>
    <style:style style:name="Rodapé" style:display-name="Rodapé" style:family="paragraph" style:parent-style-name="HeaderandFooter">
      <style:text-properties fo:hyphenate="true"/>
    </style:style>
    <style:style style:name="Índice1" style:display-name="Índice 1" style:family="paragraph" style:parent-style-name="Normal" style:next-style-name="Normal" style:auto-update="true">
      <style:paragraph-properties fo:margin-top="0.0833in" fo:margin-left="0.3347in" fo:text-indent="-0.3347in">
        <style:tab-stops>
          <style:tab-stop style:type="left" style:position="-0.0013in"/>
          <style:tab-stop style:type="right" style:leader-style="dotted" style:leader-text="." style:position="4.9729in"/>
          <style:tab-stop style:type="right" style:leader-style="dotted" style:leader-text="." style:position="5.9569in"/>
        </style:tab-stops>
      </style:paragraph-properties>
      <style:text-properties fo:font-weight="bold" style:font-weight-asian="bold" style:font-size-complex="11pt" fo:hyphenate="false"/>
    </style:style>
    <style:style style:name="Índicedeilustrações" style:display-name="Índice de ilustrações" style:family="paragraph" style:parent-style-name="Normal" style:next-style-name="Normal">
      <style:paragraph-properties fo:margin-left="0.3333in" fo:text-indent="-0.3333in">
        <style:tab-stops/>
      </style:paragraph-properties>
      <style:text-properties fo:hyphenate="false"/>
    </style:style>
    <style:style style:name="Corpodetexto" style:display-name="Corpo de texto" style:family="paragraph" style:parent-style-name="Normal">
      <style:paragraph-properties fo:margin-bottom="0.0833in"/>
      <style:text-properties fo:hyphenate="false"/>
    </style:style>
    <style:style style:name="Cabeçalho" style:display-name="Cabeçalho" style:family="paragraph" style:parent-style-name="HeaderandFooter">
      <style:text-properties fo:hyphenate="true"/>
    </style:style>
    <style:style style:name="Textodebalão" style:display-name="Texto de balão" style:family="paragraph" style:parent-style-name="Normal">
      <style:text-properties style:font-name="Tahoma" style:font-name-asian="Tahoma" style:font-name-complex="Tahoma" fo:font-size="8pt" style:font-size-asian="8pt" style:font-size-complex="8pt" fo:hyphenate="false"/>
    </style:style>
    <style:style style:name="Corpodetexto2" style:display-name="Corpo de texto 2" style:family="paragraph" style:parent-style-name="Normal">
      <style:paragraph-properties fo:text-align="justify"/>
      <style:text-properties fo:language="en" fo:country="GB" fo:hyphenate="false"/>
    </style:style>
    <style:style style:name="Subtítulo" style:display-name="Subtítulo" style:family="paragraph" style:parent-style-name="Normal">
      <style:paragraph-properties fo:text-align="center" fo:line-height="0.25in"/>
      <style:text-properties fo:font-style="italic" style:font-style-asian="italic" fo:font-size="10pt" style:font-size-asian="10pt" style:font-size-complex="10pt" fo:language="de" fo:country="DE" style:language-asian="de" style:country-asian="DE" fo:hyphenate="false"/>
    </style:style>
    <style:style style:name="Título" style:display-name="Título" style:family="paragraph" style:parent-style-name="Normal" style:default-outline-level="1">
      <style:paragraph-properties fo:text-align="center" fo:margin-top="0.0833in" fo:margin-bottom="0.0416in"/>
      <style:text-properties fo:font-weight="bold" style:font-weight-asian="bold" fo:text-transform="uppercase" style:letter-kerning="true" fo:font-size="15pt" style:font-size-asian="15pt" style:font-size-complex="10pt" fo:language="en" fo:country="US" style:language-asian="es" style:country-asian="ES" fo:hyphenate="false"/>
    </style:style>
    <style:style style:name="Textodenotaderodapé" style:display-name="Texto de nota de rodapé" style:family="paragraph" style:parent-style-name="Normal">
      <style:text-properties fo:font-size="10pt" style:font-size-asian="10pt" style:font-size-complex="10pt" fo:hyphenate="false"/>
    </style:style>
    <style:style style:name="Avançodecorpodetexto" style:display-name="Avanço de corpo de texto" style:family="paragraph" style:parent-style-name="Normal">
      <style:paragraph-properties fo:margin-bottom="0.0833in" fo:margin-left="0.1965in">
        <style:tab-stops/>
      </style:paragraph-properties>
      <style:text-properties fo:hyphenate="false"/>
    </style:style>
    <style:style style:name="Avançodecorpodetexto2" style:display-name="Avanço de corpo de texto 2" style:family="paragraph" style:parent-style-name="Normal">
      <style:paragraph-properties fo:margin-bottom="0.0833in" fo:line-height="200%" fo:margin-left="0.1965in">
        <style:tab-stops/>
      </style:paragraph-properties>
      <style:text-properties fo:hyphenate="false"/>
    </style:style>
    <style:style style:name="Textodebloco" style:display-name="Texto de bloco" style:family="paragraph" style:parent-style-name="Normal">
      <style:paragraph-properties fo:text-align="center" fo:margin-left="0.25in" fo:margin-right="-0.3444in">
        <style:tab-stops/>
      </style:paragraph-properties>
      <style:text-properties style:font-name="Arial" style:font-name-asian="Arial" style:font-name-complex="Arial" fo:font-weight="bold" style:font-weight-asian="bold" style:font-weight-complex="bold" fo:font-size="14pt" style:font-size-asian="14pt" fo:language="en" fo:country="GB" fo:hyphenate="false"/>
    </style:style>
    <style:style style:name="Avançodecorpodetexto3" style:display-name="Avanço de corpo de texto 3"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Índice2" style:display-name="Índice 2" style:family="paragraph" style:parent-style-name="Normal" style:next-style-name="Normal" style:auto-update="true">
      <style:paragraph-properties fo:margin-left="0.1666in">
        <style:tab-stops/>
      </style:paragraph-properties>
      <style:text-properties fo:hyphenate="false"/>
    </style:style>
    <style:style style:name="Índice3" style:display-name="Índice 3" style:family="paragraph" style:parent-style-name="Normal" style:next-style-name="Normal" style:auto-update="true">
      <style:paragraph-properties fo:margin-left="0.3333in">
        <style:tab-stops/>
      </style:paragraph-properties>
      <style:text-properties fo:hyphenate="false"/>
    </style:style>
    <style:style style:name="Textodecomentário" style:display-name="Texto de comentário" style:family="paragraph" style:parent-style-name="Normal">
      <style:text-properties fo:font-size="10pt" style:font-size-asian="10pt" style:font-size-complex="10pt" fo:language="pl" fo:country="PL" style:language-asian="pl" style:country-asian="PL" fo:hyphenate="false"/>
    </style:style>
    <style:style style:name="Corpodetexto3" style:display-name="Corpo de texto 3" style:family="paragraph" style:parent-style-name="Normal">
      <style:paragraph-properties fo:margin-bottom="0.0833in"/>
      <style:text-properties fo:font-size="8pt" style:font-size-asian="8pt" style:font-size-complex="8pt" fo:hyphenate="false"/>
    </style:style>
    <style:style style:name="aprh_tit_1" style:display-name="aprh_tit_1" style:family="paragraph" style:parent-style-name="Normal">
      <style:paragraph-properties fo:text-align="justify" fo:margin-top="0.25in" fo:margin-bottom="0.0833in"/>
      <style:text-properties style:font-name="Times New Roman Negrito" style:font-name-asian="Times New Roman Negrito" style:font-name-complex="Times New Roman Negrito" fo:font-weight="bold" style:font-weight-asian="bold" style:font-weight-complex="bold" fo:text-transform="uppercase" fo:font-size="10pt" style:font-size-asian="10pt" style:font-size-complex="11pt" fo:language="en" fo:country="GB" fo:hyphenate="false"/>
    </style:style>
    <style:style style:name="aprh_tit_2" style:display-name="aprh_tit_2" style:family="paragraph" style:parent-style-name="aprh_tit_1" style:auto-update="true">
      <style:paragraph-properties fo:margin-left="0.3152in" fo:text-indent="-0.3152in">
        <style:tab-stops/>
      </style:paragraph-properties>
      <style:text-properties fo:hyphenate="false"/>
    </style:style>
    <style:style style:name="aprh_tit_3" style:display-name="aprh_tit_3" style:family="paragraph" style:parent-style-name="aprh_tit_2" style:auto-update="true">
      <style:paragraph-properties fo:margin-left="0.4722in" fo:text-indent="-0.4722in">
        <style:tab-stops/>
      </style:paragraph-properties>
      <style:text-properties fo:hyphenate="false"/>
    </style:style>
    <style:style style:name="aprh_tit_4" style:display-name="aprh_tit_4" style:family="paragraph" style:parent-style-name="aprh_tit_3" style:auto-update="true" style:list-style-name="LFO41">
      <style:text-properties fo:hyphenate="false"/>
    </style:style>
    <style:style style:name="aprh_txt" style:display-name="aprh_txt" style:family="paragraph" style:parent-style-name="Normal">
      <style:paragraph-properties fo:text-align="justify" fo:margin-bottom="0.0416in">
        <style:tab-stops>
          <style:tab-stop style:type="left" style:position="1in"/>
        </style:tab-stops>
      </style:paragraph-properties>
      <style:text-properties style:font-weight-complex="bold" fo:font-size="10pt" style:font-size-asian="10pt" style:font-size-complex="10pt" fo:hyphenate="false"/>
    </style:style>
    <style:style style:name="aprh_pal_ch" style:display-name="aprh_pal_ch" style:family="paragraph" style:parent-style-name="aprh_txt" style:auto-update="true">
      <style:paragraph-properties fo:margin-top="0.0833in" fo:margin-bottom="0.0833in"/>
      <style:text-properties fo:hyphenate="false"/>
    </style:style>
    <style:style style:name="aprh_moradas" style:display-name="aprh_moradas" style:family="paragraph" style:parent-style-name="aprh_txt" style:auto-update="true">
      <style:paragraph-properties fo:text-align="center"/>
      <style:text-properties fo:font-style="italic" style:font-style-asian="italic" fo:font-size="9pt" style:font-size-asian="9pt" fo:hyphenate="false"/>
    </style:style>
    <style:style style:name="aprh_Autores" style:display-name="aprh_Autores" style:family="paragraph" style:parent-style-name="aprh_txt" style:auto-update="true">
      <style:paragraph-properties fo:text-align="center" fo:margin-top="0.0833in" fo:margin-bottom="0.25in"/>
      <style:text-properties style:font-name="Times New Roman Negrito" style:font-name-asian="Times New Roman Negrito" style:font-name-complex="Times New Roman Negrito" fo:font-weight="bold" style:font-weight-asian="bold" fo:hyphenate="false"/>
    </style:style>
    <style:style style:name="aprh_tit" style:display-name="aprh_tit" style:family="paragraph" style:parent-style-name="aprh_Autores">
      <style:text-properties fo:text-transform="uppercase" fo:font-size="14pt" style:font-size-asian="14pt" fo:hyphenate="false"/>
    </style:style>
    <style:style style:name="aprh_resumo" style:display-name="aprh_resumo" style:family="paragraph" style:parent-style-name="aprh_tit">
      <style:paragraph-properties fo:text-align="justify" fo:margin-top="0.3333in" fo:margin-bottom="0.0833in"/>
      <style:text-properties fo:font-size="10pt" style:font-size-asian="10pt" fo:hyphenate="false"/>
    </style:style>
    <style:style style:name="aprh_fig" style:display-name="aprh_fig" style:family="paragraph" style:parent-style-name="aprh_txt">
      <style:paragraph-properties fo:text-align="center" fo:margin-top="0.0416in" fo:margin-bottom="0.25in"/>
      <style:text-properties fo:language="en" fo:country="GB" fo:hyphenate="false"/>
    </style:style>
    <style:style style:name="aprh_tab" style:display-name="aprh_tab" style:family="paragraph" style:parent-style-name="aprh_fig">
      <style:paragraph-properties fo:margin-top="0.25in" fo:margin-bottom="0.0416in"/>
      <style:text-properties fo:hyphenate="false"/>
    </style:style>
    <style:style style:name="aprh_refer" style:display-name="aprh_refer" style:family="paragraph" style:parent-style-name="aprh_txt" style:auto-update="true">
      <style:paragraph-properties fo:margin-left="0.3152in" fo:text-indent="-0.3152in">
        <style:tab-stops>
          <style:tab-stop style:type="left" style:position="0.6847in"/>
        </style:tab-stops>
      </style:paragraph-properties>
      <style:text-properties fo:hyphenate="false"/>
    </style:style>
    <style:style style:name="aprh_ref_web" style:display-name="aprh_ref_web" style:family="paragraph" style:parent-style-name="aprh_refer">
      <style:paragraph-properties fo:text-align="start"/>
      <style:text-properties fo:language="en" fo:country="GB" fo:hyphenate="false"/>
    </style:style>
    <style:style style:name="aprh_tit_resumos" style:display-name="aprh_tit_resumos" style:family="paragraph" style:parent-style-name="aprh_resumo">
      <style:paragraph-properties fo:margin-top="0.25in" fo:margin-bottom="0in"/>
      <style:text-properties fo:hyphenate="false"/>
    </style:style>
    <style:style style:name="aprh_equacao" style:display-name="aprh_equacao" style:family="paragraph" style:parent-style-name="aprh_txt" style:auto-update="true">
      <style:text-properties fo:language="en" fo:country="GB" fo:hyphenate="false"/>
    </style:style>
    <style:style style:name="Assuntodecomentário" style:display-name="Assunto de comentário" style:family="paragraph" style:parent-style-name="Textodecomentário" style:next-style-name="Textodecomentário">
      <style:paragraph-properties fo:text-align="justify"/>
      <style:text-properties style:font-name="Calibri" style:font-name-asian="Calibri" style:font-name-complex="Calibri" fo:font-weight="bold" style:font-weight-asian="bold" style:font-weight-complex="bold" fo:language="pt" fo:country="PT" style:language-asian="en" style:country-asian="U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iperligação" style:display-name="Hiperligação" style:family="text">
      <style:text-properties fo:color="#0000FF" style:text-underline-type="single" style:text-underline-style="solid" style:text-underline-width="auto" style:text-underline-mode="continuous" style:text-underline-color="font-color"/>
    </style:style>
    <style:style style:name="Hiperligaçãovisitada" style:display-name="Hiperligação visitada" style:family="text">
      <style:text-properties fo:color="#800080" style:text-underline-type="single" style:text-underline-style="solid" style:text-underline-width="auto" style:text-underline-mode="continuous" style:text-underline-color="font-color"/>
    </style:style>
    <style:style style:name="Númerodepágina" style:display-name="Número de página" style:family="text" style:parent-style-name="Tipodeletrapredefinidodoparágrafo"/>
    <style:style style:name="Ref.decomentário" style:display-name="Ref. de comentário" style:family="text">
      <style:text-properties fo:font-size="8pt" style:font-size-asian="8pt" style:font-size-complex="8pt"/>
    </style:style>
    <style:style style:name="Forte" style:display-name="Forte" style:family="text">
      <style:text-properties fo:font-weight="bold" style:font-weight-asian="bold" style:font-weight-complex="bold"/>
    </style:style>
    <style:style style:name="RodapéCaráter" style:display-name="Rodapé Caráter" style:family="text">
      <style:text-properties fo:font-size="9pt" style:font-size-asian="9pt" style:font-size-complex="9pt" fo:language="en" fo:country="GB"/>
    </style:style>
    <style:style style:name="TextodoMarcadordePosição" style:display-name="Texto do Marcador de Posição" style:family="text" style:parent-style-name="Tipodeletrapredefinidodoparágrafo">
      <style:text-properties fo:color="#808080"/>
    </style:style>
    <style:style style:name="TextodecomentárioCaráter" style:display-name="Texto de comentário Caráter" style:family="text" style:parent-style-name="Tipodeletrapredefinidodoparágrafo">
      <style:text-properties fo:language="pl" fo:country="PL" style:language-asian="pl" style:country-asian="PL"/>
    </style:style>
    <style:style style:name="AssuntodecomentárioCaráter" style:display-name="Assunto de comentário Caráter" style:family="text" style:parent-style-name="TextodecomentárioCaráter">
      <style:text-properties style:font-name="Calibri" style:font-name-asian="Calibri" style:font-name-complex="Times New Roman" fo:font-weight="bold" style:font-weight-asian="bold" style:font-weight-complex="bold" fo:language="pl" fo:country="PL" style:language-asian="en" style:country-asian="US"/>
    </style:style>
    <style:style style:name="CabeçalhoCaráter" style:display-name="Cabeçalho Caráter" style:family="text" style:parent-style-name="Tipodeletrapredefinidodoparágrafo">
      <style:text-properties fo:font-size="12pt" style:font-size-asian="12pt" style:font-size-complex="12pt"/>
    </style:style>
    <text:list-style style:name="LFO41" style:display-name="LFO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7in" fo:page-height="11.6944in" style:print-orientation="portrait" fo:margin-top="0.5909in" fo:margin-left="0.9847in" fo:margin-bottom="0.5909in" fo:margin-right="0.9847in" style:num-format="1" style:writing-mode="lr-tb">
        <style:footnote-sep style:width="0.007in" style:rel-width="33%" style:color="#000000" style:line-style="solid" style:adjustment="left"/>
      </style:page-layout-properties>
      <style:header-style>
        <style:header-footer-properties style:dynamic-spacing="true" fo:min-height="0.984in"/>
      </style:header-style>
      <style:footer-style>
        <style:header-footer-properties style:dynamic-spacing="true" fo:min-height="0.3937in"/>
      </style:footer-style>
    </style:page-layout>
    <style:style style:family="graphic" style:name="a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draw:luminance="0%" draw:contrast="0%" draw:image-opacity="100%"/>
    </style:style>
  </office:automatic-styles>
  <office:master-styles>
    <style:master-page style:name="MP0" style:page-layout-name="PL0">
      <style:header>
        <text:p text:style-name="Cabeçalho"><draw:frame draw:z-index="251659264" draw:style-name="a0" draw:name="Imagem 1" text:anchor-type="paragraph" svg:x="0in" svg:y="0.00433in" svg:width="2.52795in" svg:height="0.70827in" style:rel-width="scale" style:rel-height="scale"><draw:image xlink:href="media/image1.jpeg" xlink:type="simple" xlink:show="embed" xlink:actuate="onLoad"/><svg:title/><svg:desc>Uma imagem com texto

Descrição gerada automaticamente</svg:desc></draw:frame></text:p>
      </style:header>
      <style:footer>
        <text:p text:style-name="Rodapé"><text:page-number text:fixed="false">1</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AIH-GP</dc:title>
    <meta:initial-creator>Francisco Ferreira</meta:initial-creator>
    <dc:creator>Francisco Ferreira</dc:creator>
    <meta:creation-date>2022-12-18T11:54:00Z</meta:creation-date>
    <dc:date>2022-12-18T11:54:00Z</dc:date>
    <meta:print-date>2015-01-21T15:57:00Z</meta:print-date>
    <meta:template xlink:href="Template_resumo_2_paginas_16CA" xlink:type="simple"/>
    <meta:editing-cycles>2</meta:editing-cycles>
    <meta:editing-duration>PT0S</meta:editing-duration>
    <meta:document-statistic meta:page-count="1" meta:paragraph-count="5" meta:word-count="447" meta:character-count="2862" meta:row-count="20" meta:non-whitespace-character-count="2420"/>
  </office:meta>
</office:document-meta>
</file>